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43b" officeooo:paragraph-rsid="000d743b"/>
    </style:style>
    <style:style style:name="P2" style:family="paragraph" style:parent-style-name="Standard">
      <style:text-properties officeooo:rsid="000ec97e" officeooo:paragraph-rsid="000ec97e"/>
    </style:style>
    <style:style style:name="P3" style:family="paragraph" style:parent-style-name="Standard">
      <style:text-properties officeooo:rsid="00106fdb" officeooo:paragraph-rsid="00106fdb"/>
    </style:style>
    <style:style style:name="P4" style:family="paragraph" style:parent-style-name="Standard">
      <style:text-properties officeooo:rsid="001207d9" officeooo:paragraph-rsid="001207d9"/>
    </style:style>
    <style:style style:name="P5" style:family="paragraph" style:parent-style-name="Standard">
      <style:text-properties officeooo:rsid="0013bd02" officeooo:paragraph-rsid="0013bd02"/>
    </style:style>
    <style:style style:name="P6" style:family="paragraph" style:parent-style-name="Standard">
      <style:text-properties officeooo:rsid="001443b3" officeooo:paragraph-rsid="0013bd02"/>
    </style:style>
    <style:style style:name="P7" style:family="paragraph" style:parent-style-name="Standard">
      <style:text-properties officeooo:rsid="001443b3" officeooo:paragraph-rsid="001443b3"/>
    </style:style>
    <style:style style:name="P8" style:family="paragraph" style:parent-style-name="Standard">
      <style:text-properties officeooo:rsid="00151340" officeooo:paragraph-rsid="00151340"/>
    </style:style>
    <style:style style:name="P9" style:family="paragraph" style:parent-style-name="Standard">
      <style:text-properties officeooo:rsid="00182716" officeooo:paragraph-rsid="00182716"/>
    </style:style>
    <style:style style:name="P10" style:family="paragraph" style:parent-style-name="Standard">
      <style:text-properties officeooo:rsid="0019dd9f" officeooo:paragraph-rsid="0019dd9f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bd02" officeooo:paragraph-rsid="0013bd02"/>
    </style:style>
    <style:style style:name="P12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82716" officeooo:paragraph-rsid="00182716"/>
    </style:style>
    <style:style style:name="P13" style:family="paragraph" style:parent-style-name="Standard">
      <style:text-properties officeooo:rsid="001207d9" officeooo:paragraph-rsid="001c9668"/>
    </style:style>
    <style:style style:name="P14" style:family="paragraph" style:parent-style-name="Standard">
      <style:text-properties officeooo:rsid="001cb865" officeooo:paragraph-rsid="001c9668"/>
    </style:style>
    <style:style style:name="P15" style:family="paragraph" style:parent-style-name="Standard">
      <style:text-properties officeooo:rsid="001ce0ea" officeooo:paragraph-rsid="001c9668"/>
    </style:style>
    <style:style style:name="P16" style:family="paragraph" style:parent-style-name="Standard">
      <style:text-properties officeooo:rsid="001d0841" officeooo:paragraph-rsid="001c9668"/>
    </style:style>
    <style:style style:name="P17" style:family="paragraph" style:parent-style-name="Standard">
      <style:text-properties officeooo:rsid="001db133" officeooo:paragraph-rsid="001c9668"/>
    </style:style>
    <style:style style:name="P1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cb865" officeooo:paragraph-rsid="001c9668"/>
    </style:style>
    <style:style style:name="P1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bd02" officeooo:paragraph-rsid="001c9668"/>
    </style:style>
    <style:style style:name="T1" style:family="text">
      <style:text-properties officeooo:rsid="000ec97e"/>
    </style:style>
    <style:style style:name="T2" style:family="text">
      <style:text-properties officeooo:rsid="00106fdb"/>
    </style:style>
    <style:style style:name="T3" style:family="text">
      <style:text-properties officeooo:rsid="0013bd02"/>
    </style:style>
    <style:style style:name="T4" style:family="text">
      <style:text-properties officeooo:rsid="001443b3"/>
    </style:style>
    <style:style style:name="T5" style:family="text">
      <style:text-properties officeooo:rsid="00151340"/>
    </style:style>
    <style:style style:name="T6" style:family="text">
      <style:text-properties officeooo:rsid="001d0841"/>
    </style:style>
    <style:style style:name="T7" style:family="text">
      <style:text-properties officeooo:rsid="001c9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lanning number<text:span text:style-name="T7">s</text:span></text:p>
      <text:p text:style-name="P18">8/12/17</text:p>
      <text:p text:style-name="P14">meeting with Bruce</text:p>
      <text:p text:style-name="P14">barrel trimmer about $13k, portable with <text:span text:style-name="T6">8x8</text:span> floor space</text:p>
      <text:p text:style-name="P15">trim by hanging plants upside down.</text:p>
      <text:p text:style-name="P15">Make trimming shears.</text:p>
      <text:p text:style-name="P16">Add sound wall for noise of barrel trimmer</text:p>
      <text:p text:style-name="P17">figure out how to prep the rockwool cubes in bulk</text:p>
      <text:p text:style-name="P17">cut 4 inch cubes out of rockwool for first week of veg</text:p>
      <text:p text:style-name="P16"/>
      <text:p text:style-name="P19">8/9/17</text:p>
      <text:p text:style-name="P13"/>
      <text:p text:style-name="P4">1 week early veg – plants are on 6 inch centers</text:p>
      <text:p text:style-name="P4">1 week late veg – plants are on 12 inch centers</text:p>
      <text:p text:style-name="P4">2 weeks transition flowering – plants are on 20 inch centers</text:p>
      <text:p text:style-name="P4">6 – 8 weeks flowering – plants are on 20 inch centers</text:p>
      <text:p text:style-name="P4">flowering area is 22,000 sq ft canopy</text:p>
      <text:p text:style-name="P4">flowering area is divided into 8 sections</text:p>
      <text:p text:style-name="P4">each section is 2750 sq ft canopy</text:p>
      <text:p text:style-name="P4">each section has 55 trays</text:p>
      <text:p text:style-name="P4"><text:span text:style-name="T4">not really –-&gt;(</text:span>982 plants per section – harvesting 982 plants <text:span text:style-name="T3">a week)</text:span></text:p>
      <text:p text:style-name="P7">one tray gets dropped out of a section because of greenhouse layout so it's actually 964 plants per section and harvested a week.</text:p>
      <text:p text:style-name="P4">a section is harvested every week</text:p>
      <text:p text:style-name="P4">transition flowering is two sections</text:p>
      <text:p text:style-name="P4">transition flowering is 5500 sq ft canopy</text:p>
      <text:p text:style-name="P4">flowering and transition flowering are under light deprivation </text:p>
      <text:p text:style-name="P4">flowering and transition flowering areas are separated by 10 feet</text:p>
      <text:p text:style-name="P4">trays are 5' x 10'</text:p>
      <text:p text:style-name="P4">trays are 50 sq ft</text:p>
      <text:p text:style-name="P4">plants on 20 inch centers use 2.8 sq ft per plant</text:p>
      <text:p text:style-name="P4">plants on 12 inch centers use 1 sq ft per plant</text:p>
      <text:p text:style-name="P5">982 plants on 12 inch centers is 982 sq ft or 10 trays effectively 1000 sq ft</text:p>
      <text:p text:style-name="P4">plants on 6 inch centers use .25 sq ft per plant</text:p>
      <text:p text:style-name="P5">982 plants on 6 inch centers is 246 square feet or 5 trays effectively 250 sq ft</text:p>
      <text:p text:style-name="P5">we decided to add a tray for extra clones to allow for runts and such 300 sq ft</text:p>
      <text:p text:style-name="P5">veg greenhouse 100 ft x 20 ft</text:p>
      <text:p text:style-name="P5">1600 sq ft for mothers</text:p>
      <text:p text:style-name="P5">detached greenhouse for strain development</text:p>
      <text:p text:style-name="P5">nutrient tanks in 10 foot isle between transition flowering and flowering</text:p>
      <text:p text:style-name="P5">nutrient tanks are 1500 gallons per section in flowering</text:p>
      <text:p text:style-name="P5">nutrient tanks are 1000 gallons per section in transition flowering</text:p>
      <text:p text:style-name="P5">nutrient tanks are 500 gallons for late veg</text:p>
      <text:p text:style-name="P5">nutrient tanks are 200 gallons for early veg</text:p>
      <text:p text:style-name="P5">layout plan view</text:p>
      <text:p text:style-name="P5">add work flow arrows</text:p>
      <text:p text:style-name="P5">lay out head house</text:p>
      <text:p text:style-name="P6"/>
      <text:p text:style-name="P7"><text:soft-page-break/>4 ft isles on outer walls of greenhouse</text:p>
      <text:p text:style-name="P7">12 ft center isle</text:p>
      <text:p text:style-name="P7">greenhouse is two 100 foot wide greenhouses joined</text:p>
      <text:p text:style-name="P7">rows are 90 ft long holding 9 trays</text:p>
      <text:p text:style-name="P7">six rows make 54 trays or 2700 sq ft</text:p>
      <text:p text:style-name="P7">a section is 300 ft wide</text:p>
      <text:p text:style-name="P7">there are 8 sections in the flowering area</text:p>
      <text:p text:style-name="P7">there are 2 sections in the transition <text:span text:style-name="T5">flowering area</text:span></text:p>
      <text:p text:style-name="P8">there is a 10 ft isle between the areas.</text:p>
      <text:p text:style-name="P7"/>
      <text:p text:style-name="P5"/>
      <text:p text:style-name="P11">above this line are notes from meeting with Bruce 8/9/17</text:p>
      <text:p text:style-name="P9">8/11/17 researching storage tanks</text:p>
      <text:p text:style-name="P9">looking at vertical plastic storage tanks – 1500 gallons.</text:p>
      <text:p text:style-name="P9">750 gallon tanks are 4 ft wide by 9 ft tall – two would make 4x8 feet, allot 5x10 for each nutrient tank</text:p>
      <text:p text:style-name="P9"/>
      <text:p text:style-name="P10">rockwool boxes are 18” x 24” x 23” for 48 blocks</text:p>
      <text:p text:style-name="P10">5.75 cubic feet for every 48 blocks</text:p>
      <text:p text:style-name="P10">need 120 cubic feet to store one week worth of 6 inch rock wool cubes</text:p>
      <text:p text:style-name="P10">stacking 10 feet high we need a 4 x 3 foot pad to store one week of 6 inch cubes</text:p>
      <text:p text:style-name="P12"/>
      <text:p text:style-name="P5">below here are earlier numbers I was guessing with</text:p>
      <text:p text:style-name="P1"/>
      <text:p text:style-name="P1">Rough numbers</text:p>
      <text:p text:style-name="P1"/>
      <text:p text:style-name="P1">2200 sq ft of flowering canopy harvested a week plants on 20 inch centers</text:p>
      <text:p text:style-name="P1">22000 sq ft of flowering canopy total (flower weeks 3 through 10)</text:p>
      <text:p text:style-name="P1">4400 sq ft of transition canopy flower weeks 1 and 2 plants on 20 inch centers</text:p>
      <text:p text:style-name="P1">26400 sq ft canopy under light deprivation</text:p>
      <text:p text:style-name="P1">1400 sq ft veg week 2 plants on 12 inch centers</text:p>
      <text:p text:style-name="P1">1000 sq ft veg week 1 plants on 6 inch centers</text:p>
      <text:p text:style-name="P1">production greenhouse total canopy space 28,000 sq ft</text:p>
      <text:p text:style-name="P1">space efficiency 80%</text:p>
      <text:p text:style-name="P1">total production greenhouse under glass 33,600 sq ft</text:p>
      <text:p text:style-name="P1"/>
      <text:p text:style-name="P1">trays are 5 ft by 10 ft or 50 sq ft</text:p>
      <text:p text:style-name="P1">10 trays in a row or 500 sq ft</text:p>
      <text:p text:style-name="P1">28,000 sq ft of canopy = <text:span text:style-name="T1">56</text:span>0 <text:span text:style-name="T1">trays</text:span></text:p>
      <text:p text:style-name="P2">44 trays per week of flower, 10 x 44 = 440</text:p>
      <text:p text:style-name="P2">20 inch centers = 18 plants per tray</text:p>
      <text:p text:style-name="P2">12 inch centers = 50 plants per tray</text:p>
      <text:p text:style-name="P2">6 inch centers = 200 plants per tray</text:p>
      <text:p text:style-name="P2">44 trays with 18 plants per tray = 792 plants per week</text:p>
      <text:p text:style-name="P2"/>
      <text:p text:style-name="P2">number of trays</text:p>
      <text:p text:style-name="P2">veg week one (six inch centers) – 792 / 200 = 4 trays</text:p>
      <text:p text:style-name="P2">veg week two (12 inch centers) – 792 / 50 = 16 trays</text:p>
      <text:p text:style-name="P2">flower weeks one and two – 88</text:p>
      <text:p text:style-name="P2"><text:soft-page-break/>flower weeks three through 10 – <text:span text:style-name="T2">352</text:span></text:p>
      <text:p text:style-name="P2"/>
      <text:p text:style-name="P3">greenhouse interior perimeter open space 6 feet</text:p>
      <text:p text:style-name="P3"/>
      <text:p text:style-name="P3">rockwool cube saturated with water weights about 8 pounds</text:p>
      <text:p text:style-name="P3">18 plants per tray = 144 pounds</text:p>
      <text:p text:style-name="P3">crane will need to lift 144 pounds + tray weight.</text:p>
      <text:p text:style-name="P3">A 5 x 10 sheet of aluminum ¼ inch thick weights 173 pounds</text:p>
      <text:p text:style-name="P3">crane should safely lift 350 pounds</text:p>
      <text:p text:style-name="P3"/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54:06.275000000</meta:creation-date>
    <dc:date>2017-08-12T16:06:52.064744000</dc:date>
    <meta:editing-duration>PT2H14M47S</meta:editing-duration>
    <meta:editing-cycles>5</meta:editing-cycles>
    <meta:generator>LibreOffice/5.3.4.2$MacOSX_X86_64 LibreOffice_project/f82d347ccc0be322489bf7da61d7e4ad13fe2ff3</meta:generator>
    <meta:document-statistic meta:table-count="0" meta:image-count="0" meta:object-count="0" meta:page-count="3" meta:paragraph-count="91" meta:word-count="793" meta:character-count="4050" meta:non-whitespace-character-count="3335"/>
  </office:meta>
</office:document-meta>
</file>